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0987452C479534A1C7E.png" manifest:media-type="image/png"/>
  <manifest:file-entry manifest:full-path="Pictures/1000000000000F3000000A206B5B83E7CE3DF71B.jpg" manifest:media-type="image/jpeg"/>
  <manifest:file-entry manifest:full-path="Pictures/10000000000000080000000804B398AF1D13287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venir" svg:font-family="Avenir" style:font-pitch="variable"/>
    <style:font-face style:name="Bradley Hand" svg:font-family="'Bradley Hand'" style:font-pitch="variable"/>
    <style:font-face style:name="Chalkduster" svg:font-family="Chalkduster" style:font-pitch="variable"/>
    <style:font-face style:name="Chalkduster1" svg:font-family="Chalkduster" style:font-adornments="Gras" style:font-pitch="variable"/>
    <style:font-face style:name="Consolas" svg:font-family="Consolas" style:font-adornments="Gras" style:font-pitch="variable"/>
    <style:font-face style:name="Gill Sans1" svg:font-family="'Gill Sans'" style:font-pitch="variable"/>
    <style:font-face style:name="Gill Sans" svg:font-family="'Gill Sans'" style:font-adornments="Normal" style:font-pitch="variable"/>
    <style:font-face style:name="HanziPen SC1" svg:font-family="'HanziPen SC'" style:font-pitch="variable"/>
    <style:font-face style:name="HanziPen SC" svg:font-family="'HanziPen SC'" style:font-adornments="Gra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660066" draw:fill-color="#823ab8" draw:textarea-horizontal-align="justify" draw:textarea-vertical-align="middle" draw:auto-grow-height="false" fo:min-height="4.35cm" fo:min-width="7.5cm" draw:shadow="hidden"/>
    </style:style>
    <style:style style:name="gr2" style:family="graphic" style:parent-style-name="Objet_20_sans_20_remplissage_20_et_20_sans_20_ligne">
      <style:graphic-properties draw:textarea-vertical-align="middle" draw:shadow="visible" draw:shadow-offset-x="0.071cm" draw:shadow-offset-y="0.071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660066" draw:fill-color="#823ab8" draw:opacity="100%" draw:opacity-name="" draw:textarea-horizontal-align="left" draw:textarea-vertical-align="middle" draw:auto-grow-height="false" fo:min-height="2.35cm" fo:min-width="18.5cm" fo:padding-top="0cm" fo:padding-bottom="0cm" fo:padding-left="0.5cm" fo:padding-right="0.5cm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5.66cm" fo:padding-top="1cm" fo:padding-bottom="1cm" fo:padding-left="1cm" fo:padding-right="1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fo:min-height="2.31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fo:min-height="4.05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vertical-align="bottom" fo:min-height="3.75cm" fo:padding-top="0cm" fo:padding-bottom="0cm" fo:padding-left="0cm" fo:padding-right="0cm"/>
    </style:style>
    <style:style style:name="P1" style:family="paragraph">
      <loext:graphic-properties draw:fill-color="#823ab8"/>
      <style:paragraph-properties fo:margin-top="0cm" fo:margin-bottom="0cm" fo:line-height="100%" fo:text-align="center"/>
      <style:text-properties fo:color="#ffffff" style:font-name="HanziPen SC1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start"/>
      <style:text-properties fo:color="#ffffff" style:font-name="Arial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823ab8" draw:opacity="100%"/>
      <style:paragraph-properties fo:margin-top="0cm" fo:margin-bottom="0cm" fo:line-height="100%" fo:text-align="start"/>
      <style:text-properties fo:color="#ffffff" style:font-name="Arial"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text-align="justify"/>
      <style:text-properties style:font-name="Avenir"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text-align="justify"/>
      <style:text-properties style:font-name="Avenir" fo:font-size="32pt" fo:font-style="italic" style:font-size-asian="32pt" style:font-style-asian="italic" style:font-size-complex="32pt" style:font-style-complex="italic"/>
    </style:style>
    <style:style style:name="P7" style:family="paragraph">
      <style:paragraph-properties fo:text-align="end"/>
      <style:text-properties style:font-name="Avenir"/>
    </style:style>
    <style:style style:name="P8" style:family="paragraph">
      <loext:graphic-properties draw:fill="none" draw:fill-color="#ffffff"/>
      <style:paragraph-properties fo:text-align="end"/>
      <style:text-properties style:font-name="Avenir"/>
    </style:style>
    <style:style style:name="P9" style:family="paragraph">
      <style:paragraph-properties fo:text-align="start"/>
      <style:text-properties style:font-name="Avenir" fo:font-size="88pt" style:font-size-asian="88pt" style:font-size-complex="88pt"/>
    </style:style>
    <style:style style:name="P10" style:family="paragraph">
      <loext:graphic-properties draw:fill="none" draw:fill-color="#ffffff"/>
      <style:paragraph-properties fo:text-align="start"/>
      <style:text-properties style:font-name="Avenir" fo:font-size="88pt" style:font-size-asian="88pt" style:font-size-complex="8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ffffff" style:font-name="HanziPen SC" fo:font-size="24pt" fo:font-style="normal" fo:text-shadow="none" fo:font-weight="bold" style:font-size-asian="24pt" style:font-style-asian="normal" style:font-weight-asian="normal" style:font-size-complex="24pt" style:font-style-complex="normal" style:font-weight-complex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style:font-name="HanziPen SC" fo:font-size="24pt" fo:font-style="normal" fo:text-shadow="none" fo:font-weight="bold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style:font-name="Avenir" fo:font-size="54pt" style:font-size-asian="54pt" style:font-size-complex="54pt"/>
    </style:style>
    <style:style style:name="T2" style:family="text">
      <style:text-properties style:font-name="Avenir" fo:font-size="33pt" fo:language="en" fo:country="US" fo:font-style="italic" style:font-size-asian="33pt" style:font-style-asian="italic" style:font-size-complex="33pt" style:font-style-complex="italic"/>
    </style:style>
    <style:style style:name="T3" style:family="text">
      <style:text-properties style:font-name="Gill Sans1" fo:font-size="33pt" fo:language="en" fo:country="US" fo:font-style="normal" style:font-size-asian="33pt" style:font-style-asian="normal" style:font-size-complex="33pt" style:font-style-complex="normal"/>
    </style:style>
    <style:style style:name="T4" style:family="text">
      <style:text-properties style:font-name="Avenir" fo:font-size="32pt" fo:language="en" fo:country="US" fo:font-style="italic" style:font-size-asian="32pt" style:font-style-asian="italic" style:font-size-complex="32pt" style:font-style-complex="italic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88pt" style:font-size-asian="88pt" style:font-size-complex="8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HanziPen SC" fo:font-size="24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4.6cm" svg:x="2.6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622cm" svg:height="5.175cm" svg:x="3.678cm" svg:y="10.125cm">
          <draw:image xlink:href="Pictures/1000020100000190000000987452C479534A1C7E.png" xlink:type="simple" xlink:show="embed" xlink:actuate="onLoad">
            <text:p/>
          </draw:image>
        </draw:frame>
        <draw:custom-shape draw:style-name="gr3" draw:text-style-name="P4" draw:layer="layout" svg:width="19cm" svg:height="2.6cm" svg:x="1cm" svg:y="17.6cm">
          <text:p text:style-name="P3"><text:span text:style-name="T1">Documentation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9cm" svg:height="5.91cm" svg:x="1cm" svg:y="20.2cm">
          <draw:text-box>
            <text:p text:style-name="P5"><text:span text:style-name="T2">Python </text:span><text:span text:style-name="T3">@deprecated</text:span><text:span text:style-name="T2"> decorator</text:span><text:span text:style-name="T4"> to deprecate old Python classes, functions or methods.</text:span></text:p>
          </draw:text-box>
        </draw:frame>
        <draw:frame draw:style-name="gr5" draw:text-style-name="P8" draw:layer="layout" svg:width="10.1cm" svg:height="2.312cm" svg:x="8.2cm" svg:y="14.588cm">
          <draw:text-box>
            <text:p text:style-name="P7"><text:span text:style-name="T5">Library v. 1.1</text:span></text:p>
          </draw:text-box>
        </draw:frame>
        <draw:frame draw:style-name="gr6" draw:text-style-name="P10" draw:layer="layout" svg:width="11.1cm" svg:height="4.239cm" svg:x="2.3cm" svg:y="7.55cm">
          <draw:text-box>
            <text:p text:style-name="P9"><text:span text:style-name="T6">Python</text:span></text:p>
          </draw:text-box>
        </draw:frame>
        <draw:frame draw:style-name="gr7" draw:text-style-name="P12" draw:layer="layout" svg:width="8cm" svg:height="3.75cm" svg:x="2.6cm" svg:y="1.25cm">
          <draw:text-box>
            <text:p text:style-name="P11"><text:span text:style-name="T7">Laurent LAPOR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venir" svg:font-family="Avenir" style:font-pitch="variable"/>
    <style:font-face style:name="Bradley Hand" svg:font-family="'Bradley Hand'" style:font-pitch="variable"/>
    <style:font-face style:name="Chalkduster" svg:font-family="Chalkduster" style:font-pitch="variable"/>
    <style:font-face style:name="Chalkduster1" svg:font-family="Chalkduster" style:font-adornments="Gras" style:font-pitch="variable"/>
    <style:font-face style:name="Consolas" svg:font-family="Consolas" style:font-adornments="Gras" style:font-pitch="variable"/>
    <style:font-face style:name="Gill Sans1" svg:font-family="'Gill Sans'" style:font-pitch="variable"/>
    <style:font-face style:name="Gill Sans" svg:font-family="'Gill Sans'" style:font-adornments="Normal" style:font-pitch="variable"/>
    <style:font-face style:name="HanziPen SC1" svg:font-family="'HanziPen SC'" style:font-pitch="variable"/>
    <style:font-face style:name="HanziPen SC" svg:font-family="'HanziPen SC'" style:font-adornments="Gra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04B398AF1D13287F.png" xlink:type="simple" xlink:show="embed" xlink:actuate="onLoad"/>
    <draw:fill-image draw:name="background" xlink:href="Pictures/1000000000000F3000000A206B5B83E7CE3DF71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.11cm" style:print-orientation="portrait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 LAPORTE</meta:initial-creator>
    <meta:creation-date>2017-08-22T09:06:40.568529000</meta:creation-date>
    <dc:date>2017-08-22T23:43:16.251334000</dc:date>
    <dc:creator>Laurent LAPORTE</dc:creator>
    <meta:editing-duration>PT28M9S</meta:editing-duration>
    <meta:editing-cycles>5</meta:editing-cycles>
    <meta:generator>LibreOffice/5.2.6.2$MacOSX_X86_64 LibreOffice_project/a3100ed2409ebf1c212f5048fbe377c281438fdc</meta:generator>
    <meta:document-statistic meta:object-count="7"/>
  </office:meta>
</office:document-meta>
</file>